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93cm" fo:min-width="0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5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2.20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0.349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5cm" svg:height="11.643cm" svg:x="3cm" svg:y="2.5cm">
          <draw:text-box>
            <text:p>grade 7 下 unit 7</text:p>
            <text:p/>
            <text:p/>
            <text:p>step by step</text:p>
            <text:p/>
            <text:p>used to do</text:p>
            <text:p/>
            <text:p>inside out / upside down</text:p>
            <text:p/>
            <text:p>princess / actress</text:p>
            <text:p/>
            <text:p>pepper / cabbage / onion / carrot / corn</text:p>
            <text:p/>
            <text:p>think / think of</text:p>
            <text:p/>
            <text:p>dairy / diary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3" draw:text-style-name="P1" draw:layer="layout" svg:x1="6.5cm" svg:y1="12cm" svg:x2="18cm" svg:y2="5cm">
          <text:p/>
        </draw:line>
        <draw:line draw:style-name="gr3" draw:text-style-name="P1" draw:layer="layout" svg:x1="18cm" svg:y1="5cm" svg:x2="22.5cm" svg:y2="12cm">
          <text:p/>
        </draw:line>
        <draw:line draw:style-name="gr3" draw:text-style-name="P1" draw:layer="layout" svg:x1="6.5cm" svg:y1="12cm" svg:x2="22.5cm" svg:y2="12cm">
          <text:p/>
        </draw:line>
        <draw:line draw:style-name="gr3" draw:text-style-name="P1" draw:layer="layout" svg:x1="15.5cm" svg:y1="6.5cm" svg:x2="19cm" svg:y2="12cm">
          <text:p/>
        </draw:line>
        <draw:frame draw:style-name="gr4" draw:text-style-name="P2" draw:layer="layout" svg:width="0.925cm" svg:height="0.963cm" svg:x="17.6cm" svg:y="3.9cm">
          <draw:text-box>
            <text:p text:style-name="P2">A</text:p>
          </draw:text-box>
        </draw:frame>
        <draw:frame draw:style-name="gr4" draw:text-style-name="P2" draw:layer="layout" svg:width="0.925cm" svg:height="0.963cm" svg:x="5.752cm" svg:y="12.2cm">
          <draw:text-box>
            <text:p text:style-name="P2">B</text:p>
          </draw:text-box>
        </draw:frame>
        <draw:frame draw:style-name="gr4" draw:text-style-name="P2" draw:layer="layout" svg:width="0.925cm" svg:height="0.963cm" svg:x="18.553cm" svg:y="12.301cm">
          <draw:text-box>
            <text:p text:style-name="P2">E</text:p>
          </draw:text-box>
        </draw:frame>
        <draw:frame draw:style-name="gr5" draw:text-style-name="P2" draw:layer="layout" svg:width="0.959cm" svg:height="0.963cm" svg:x="22.454cm" svg:y="12.302cm">
          <draw:text-box>
            <text:p text:style-name="P2">C</text:p>
          </draw:text-box>
        </draw:frame>
        <draw:frame draw:style-name="gr5" draw:text-style-name="P2" draw:layer="layout" svg:width="0.959cm" svg:height="0.963cm" svg:x="14.754cm" svg:y="5.502cm">
          <draw:text-box>
            <text:p text:style-name="P2">D</text:p>
          </draw:text-box>
        </draw:frame>
        <draw:frame draw:style-name="gr6" draw:text-style-name="P2" draw:layer="layout" svg:width="12.707cm" svg:height="0.963cm" svg:x="3.001cm" svg:y="2.501cm">
          <draw:text-box>
            <text:p text:style-name="P2">为什么AAA不能作为判定三角形全等的条件</text:p>
          </draw:text-box>
        </draw:frame>
        <draw:frame draw:style-name="gr7" draw:text-style-name="P2" draw:layer="layout" svg:width="10.849cm" svg:height="2.387cm" svg:x="4.001cm" svg:y="15.3cm">
          <draw:text-box>
            <text:p text:style-name="P2">∠B = ∠B, <text:s/>∠A = ∠BDE, <text:s/>∠C = ∠DEB</text:p>
            <text:p text:style-name="P2"/>
            <text:p text:style-name="P2">但▲DBE和▲ABC 不全等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4M49S</meta:editing-duration>
    <meta:editing-cycles>10</meta:editing-cycles>
    <meta:generator>OpenOffice/4.1.11$Win32 OpenOffice.org_project/4111m1$Build-9808</meta:generator>
    <dc:date>2025-08-18T22:19:46.01</dc:date>
    <meta:document-statistic meta:object-count="37"/>
  </office:meta>
</office:document-meta>
</file>